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5000001A7BAE96CC9318C595D.png" manifest:media-type="image/png"/>
  <manifest:file-entry manifest:full-path="Pictures/1000020100000173000001A8D40E4926F443FCF5.png" manifest:media-type="image/png"/>
  <manifest:file-entry manifest:full-path="Pictures/100002010000023F000000FB67C3A8DF4467E6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2272in" svg:y="1.2709in" svg:width="5.9898in" svg:height="2.6146in" draw:z-index="0"><draw:image xlink:href="Pictures/100002010000023F000000FB67C3A8DF4467E65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3.8646in" svg:height="4.4165in" draw:z-index="1"><draw:image xlink:href="Pictures/1000020100000173000001A8D40E4926F443FCF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3.8854in" svg:height="4.4063in" draw:z-index="2"><draw:image xlink:href="Pictures/1000020100000175000001A7BAE96CC9318C595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0:21:38.317763457</meta:creation-date>
    <dc:date>2020-09-24T12:27:54.502903014</dc:date>
    <meta:editing-duration>PT2M45S</meta:editing-duration>
    <meta:editing-cycles>1</meta:editing-cycles>
    <meta:document-statistic meta:table-count="0" meta:image-count="3" meta:object-count="0" meta:page-count="4" meta:paragraph-count="0" meta:word-count="0" meta:character-count="0" meta:non-whitespace-character-count="0"/>
    <meta:generator>LibreOffice/6.4.4.2$Linux_X86_64 LibreOffice_project/40$Build-2</meta:generator>
  </office:meta>
</office:document-meta>
</file>